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758f0"/>
    </style:style>
    <style:style style:name="P2" style:family="paragraph" style:parent-style-name="Text_20_body">
      <style:text-properties officeooo:rsid="000758f0"/>
    </style:style>
    <style:style style:name="P3" style:family="paragraph" style:parent-style-name="Text_20_body">
      <style:text-properties officeooo:rsid="0008caf7" officeooo:paragraph-rsid="0008caf7"/>
    </style:style>
    <style:style style:name="P4" style:family="paragraph" style:parent-style-name="Header">
      <style:text-properties officeooo:rsid="0008caf7" officeooo:paragraph-rsid="0008ca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-rendu réunion 1</text:p>
      <text:p text:style-name="P2"/>
      <text:p text:style-name="P2"/>
      <text:p text:style-name="P2"/>
      <text:p text:style-name="P3"/>
      <text:p text:style-name="P3"/>
      <text:p text:style-name="P3">Ordre du jour : Vérification des user stories 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caf7" officeooo:paragraph-rsid="0008ca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roupe 5<text:tab/> <text:s text:c="43"/><text:tab/>17/11/202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7T08:49:21.010000000</meta:creation-date>
    <dc:date>2023-11-17T08:59:36.759000000</dc:date>
    <meta:editing-duration>PT10M18S</meta:editing-duration>
    <meta:editing-cycles>3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3" meta:word-count="14" meta:character-count="132" meta:non-whitespace-character-count="75"/>
  </office:meta>
</office:document-meta>
</file>